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18.26mm"/>
    </style:style>
    <style:style style:name="co3" style:family="table-column">
      <style:table-column-properties fo:break-before="auto" style:column-width="21.43mm"/>
    </style:style>
    <style:style style:name="co4" style:family="table-column">
      <style:table-column-properties fo:break-before="auto" style:column-width="17.99mm"/>
    </style:style>
    <style:style style:name="co5" style:family="table-column">
      <style:table-column-properties fo:break-before="auto" style:column-width="20.11mm"/>
    </style:style>
    <style:style style:name="co6" style:family="table-column">
      <style:table-column-properties fo:break-before="auto" style:column-width="21.7mm"/>
    </style:style>
    <style:style style:name="co7" style:family="table-column">
      <style:table-column-properties fo:break-before="auto" style:column-width="19.84mm"/>
    </style:style>
    <style:style style:name="co8" style:family="table-column">
      <style:table-column-properties fo:break-before="auto" style:column-width="20.3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log_5f_3_5f_opt.txt">
      <style:table-properties table:display="true" style:writing-mode="lr-tb"/>
    </style:style>
    <style:style style:name="ce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3pt solid #000000" fo:border-right="none" style:rotation-angle="0" style:rotation-align="none" style:shrink-to-fit="false" fo:border-top="3pt solid #000000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3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3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3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3pt solid #000000" style:rotation-angle="0" style:rotation-align="none" style:shrink-to-fit="false" fo:border-top="3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3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3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3pt solid #000000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3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log_3_opt.txt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209.05mm" svg:height="109.01mm" svg:x="118.51mm" svg:y="5.82mm">
            <draw:object draw:notify-on-update-of-ranges="'log_3_opt.txt'.A1:'log_3_opt.txt'.A1 'log_3_opt.txt'.I2:'log_3_opt.txt'.I2 'log_3_opt.txt'.I2:'log_3_opt.txt'.I29 'log_3_opt.txt'.A1:'log_3_opt.txt'.A1 'log_3_opt.txt'.H2:'log_3_opt.txt'.H2 'log_3_opt.txt'.H2:'log_3_opt.txt'.H29 'log_3_opt.txt'.A1:'log_3_opt.txt'.A1 'log_3_opt.txt'.G2:'log_3_opt.txt'.G2 'log_3_opt.txt'.G2:'log_3_opt.txt'.G29 'log_3_opt.txt'.F2:'log_3_opt.txt'.F2 'log_3_opt.txt'.F3:'log_3_opt.txt'.F29 'log_3_opt.txt'.A3:'log_3_opt.txt'.A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1" table:number-columns-repeated="24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</text:p>
          </table:table-cell>
          <table:table-cell table:style-name="ce1" office:value-type="string" calcext:value-type="string" table:number-columns-spanned="4" table:number-rows-spanned="1">
            <text:p>Time ms</text:p>
          </table:table-cell>
          <table:covered-table-cell table:number-columns-repeated="3"/>
          <table:table-cell table:style-name="ACE-8" office:value-type="string" calcext:value-type="string" table:number-columns-spanned="4" table:number-rows-spanned="1">
            <text:p>log(Time_ms)</text:p>
          </table:table-cell>
          <table:covered-table-cell table:number-columns-repeated="3"/>
          <table:table-cell table:style-name="Gnumeric-default" table:number-columns-repeated="247"/>
        </table:table-row>
        <table:table-row table:style-name="ro2">
          <table:covered-table-cell/>
          <table:table-cell table:style-name="ACE-6" office:value-type="string" calcext:value-type="string">
            <text:p>O3</text:p>
          </table:table-cell>
          <table:table-cell table:style-name="ACE-9" office:value-type="string" calcext:value-type="string">
            <text:p>O2</text:p>
          </table:table-cell>
          <table:table-cell table:style-name="ACE-9" office:value-type="string" calcext:value-type="string">
            <text:p>O1</text:p>
          </table:table-cell>
          <table:table-cell table:style-name="ACE-13" office:value-type="string" calcext:value-type="string">
            <text:p>O0</text:p>
          </table:table-cell>
          <table:table-cell table:style-name="ACE-16" office:value-type="string" calcext:value-type="string">
            <text:p>O3</text:p>
          </table:table-cell>
          <table:table-cell table:style-name="ACE-16" office:value-type="string" calcext:value-type="string">
            <text:p>O2</text:p>
          </table:table-cell>
          <table:table-cell table:style-name="ACE-16" office:value-type="string" calcext:value-type="string">
            <text:p>O1</text:p>
          </table:table-cell>
          <table:table-cell table:style-name="ACE-17" office:value-type="string" calcext:value-type="string">
            <text:p>O0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4" calcext:value-type="float">
            <text:p>4</text:p>
          </table:table-cell>
          <table:table-cell table:style-name="ACE-7" office:value-type="float" office:value="1" calcext:value-type="float">
            <text:p>1</text:p>
          </table:table-cell>
          <table:table-cell table:style-name="ACE-10" office:value-type="float" office:value="3" calcext:value-type="float">
            <text:p>3</text:p>
          </table:table-cell>
          <table:table-cell table:style-name="ACE-10" office:value-type="float" office:value="1" calcext:value-type="float">
            <text:p>1</text:p>
          </table:table-cell>
          <table:table-cell table:style-name="ACE-14" office:value-type="float" office:value="3" calcext:value-type="float">
            <text:p>3</text:p>
          </table:table-cell>
          <table:table-cell table:style-name="Gnumeric-default" table:formula="of:=LOG10([.B3])" office:value-type="float" office:value="0" calcext:value-type="float">
            <text:p>0</text:p>
          </table:table-cell>
          <table:table-cell table:style-name="Gnumeric-default" table:formula="of:=LOG10([.C3])" office:value-type="float" office:value="0.477121254719662" calcext:value-type="float">
            <text:p>0.4771212547197</text:p>
          </table:table-cell>
          <table:table-cell table:style-name="Gnumeric-default" table:formula="of:=LOG10([.D3])" office:value-type="float" office:value="0" calcext:value-type="float">
            <text:p>0</text:p>
          </table:table-cell>
          <table:table-cell table:style-name="ACE-15" table:formula="of:=LOG10([.E3])" office:value-type="float" office:value="0.477121254719662" calcext:value-type="float">
            <text:p>0.4771212547197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5" calcext:value-type="float">
            <text:p>5</text:p>
          </table:table-cell>
          <table:table-cell table:style-name="ACE-2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ACE-15" office:value-type="float" office:value="2" calcext:value-type="float">
            <text:p>2</text:p>
          </table:table-cell>
          <table:table-cell table:style-name="Gnumeric-default" table:formula="of:=LOG10([.B4])" office:value-type="float" office:value="0" calcext:value-type="float">
            <text:p>0</text:p>
          </table:table-cell>
          <table:table-cell table:style-name="Gnumeric-default" table:formula="of:=LOG10([.C4])" office:value-type="float" office:value="0" calcext:value-type="float">
            <text:p>0</text:p>
          </table:table-cell>
          <table:table-cell table:style-name="Gnumeric-default" table:formula="of:=LOG10([.D4])" office:value-type="float" office:value="0" calcext:value-type="float">
            <text:p>0</text:p>
          </table:table-cell>
          <table:table-cell table:style-name="ACE-15" table:formula="of:=LOG10([.E4])" office:value-type="float" office:value="0.301029995663981" calcext:value-type="float">
            <text:p>0.301029995664</text:p>
          </table:table-cell>
          <table:table-cell table:style-name="Gnumeric-default" table:number-columns-repeated="247"/>
        </table:table-row>
        <table:table-row table:style-name="ro2">
          <table:table-cell table:number-columns-repeated="2" table:style-name="ACE-2" office:value-type="float" office:value="6" calcext:value-type="float">
            <text:p>6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ACE-15" office:value-type="float" office:value="15" calcext:value-type="float">
            <text:p>15</text:p>
          </table:table-cell>
          <table:table-cell table:style-name="Gnumeric-default" table:formula="of:=LOG10([.B5])" office:value-type="float" office:value="0.778151250383644" calcext:value-type="float">
            <text:p>0.7781512503836</text:p>
          </table:table-cell>
          <table:table-cell table:style-name="Gnumeric-default" table:formula="of:=LOG10([.C5])" office:value-type="float" office:value="1.07918124604762" calcext:value-type="float">
            <text:p>1.0791812460476</text:p>
          </table:table-cell>
          <table:table-cell table:style-name="Gnumeric-default" table:formula="of:=LOG10([.D5])" office:value-type="float" office:value="0.845098040014257" calcext:value-type="float">
            <text:p>0.8450980400143</text:p>
          </table:table-cell>
          <table:table-cell table:style-name="ACE-15" table:formula="of:=LOG10([.E5])" office:value-type="float" office:value="1.17609125905568" calcext:value-type="float">
            <text:p>1.1760912590557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7" calcext:value-type="float">
            <text:p>7</text:p>
          </table:table-cell>
          <table:table-cell table:style-name="ACE-2" office:value-type="float" office:value="2" calcext:value-type="float">
            <text:p>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ACE-15" office:value-type="float" office:value="5" calcext:value-type="float">
            <text:p>5</text:p>
          </table:table-cell>
          <table:table-cell table:style-name="Gnumeric-default" table:formula="of:=LOG10([.B6])" office:value-type="float" office:value="0.301029995663981" calcext:value-type="float">
            <text:p>0.301029995664</text:p>
          </table:table-cell>
          <table:table-cell table:style-name="Gnumeric-default" table:formula="of:=LOG10([.C6])" office:value-type="float" office:value="0.602059991327962" calcext:value-type="float">
            <text:p>0.602059991328</text:p>
          </table:table-cell>
          <table:table-cell table:style-name="Gnumeric-default" table:formula="of:=LOG10([.D6])" office:value-type="float" office:value="0.301029995663981" calcext:value-type="float">
            <text:p>0.301029995664</text:p>
          </table:table-cell>
          <table:table-cell table:style-name="ACE-15" table:formula="of:=LOG10([.E6])" office:value-type="float" office:value="0.698970004336019" calcext:value-type="float">
            <text:p>0.698970004336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8" calcext:value-type="float">
            <text:p>8</text:p>
          </table:table-cell>
          <table:table-cell table:style-name="ACE-2" office:value-type="float" office:value="46" calcext:value-type="float">
            <text:p>46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ACE-15" office:value-type="float" office:value="144" calcext:value-type="float">
            <text:p>144</text:p>
          </table:table-cell>
          <table:table-cell table:style-name="Gnumeric-default" table:formula="of:=LOG10([.B7])" office:value-type="float" office:value="1.66275783168157" calcext:value-type="float">
            <text:p>1.6627578316816</text:p>
          </table:table-cell>
          <table:table-cell table:style-name="Gnumeric-default" table:formula="of:=LOG10([.C7])" office:value-type="float" office:value="1.47712125471966" calcext:value-type="float">
            <text:p>1.4771212547197</text:p>
          </table:table-cell>
          <table:table-cell table:style-name="Gnumeric-default" table:formula="of:=LOG10([.D7])" office:value-type="float" office:value="1.50514997831991" calcext:value-type="float">
            <text:p>1.5051499783199</text:p>
          </table:table-cell>
          <table:table-cell table:style-name="ACE-15" table:formula="of:=LOG10([.E7])" office:value-type="float" office:value="2.15836249209525" calcext:value-type="float">
            <text:p>2.1583624920953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9" calcext:value-type="float">
            <text:p>9</text:p>
          </table:table-cell>
          <table:table-cell table:style-name="ACE-2" office:value-type="float" office:value="19" calcext:value-type="float">
            <text:p>19</text:p>
          </table:table-cell>
          <table:table-cell table:style-name="Gnumeric-default" office:value-type="float" office:value="13" calcext:value-type="float">
            <text:p>13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ACE-15" office:value-type="float" office:value="47" calcext:value-type="float">
            <text:p>47</text:p>
          </table:table-cell>
          <table:table-cell table:style-name="Gnumeric-default" table:formula="of:=LOG10([.B8])" office:value-type="float" office:value="1.27875360095283" calcext:value-type="float">
            <text:p>1.2787536009528</text:p>
          </table:table-cell>
          <table:table-cell table:style-name="Gnumeric-default" table:formula="of:=LOG10([.C8])" office:value-type="float" office:value="1.11394335230684" calcext:value-type="float">
            <text:p>1.1139433523068</text:p>
          </table:table-cell>
          <table:table-cell table:style-name="Gnumeric-default" table:formula="of:=LOG10([.D8])" office:value-type="float" office:value="1.14612803567824" calcext:value-type="float">
            <text:p>1.1461280356782</text:p>
          </table:table-cell>
          <table:table-cell table:style-name="ACE-15" table:formula="of:=LOG10([.E8])" office:value-type="float" office:value="1.67209785793572" calcext:value-type="float">
            <text:p>1.6720978579357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10" calcext:value-type="float">
            <text:p>10</text:p>
          </table:table-cell>
          <table:table-cell table:style-name="ACE-2" office:value-type="float" office:value="58" calcext:value-type="float">
            <text:p>58</text:p>
          </table:table-cell>
          <table:table-cell table:style-name="Gnumeric-default" office:value-type="float" office:value="58" calcext:value-type="float">
            <text:p>58</text:p>
          </table:table-cell>
          <table:table-cell table:style-name="Gnumeric-default" office:value-type="float" office:value="80" calcext:value-type="float">
            <text:p>80</text:p>
          </table:table-cell>
          <table:table-cell table:style-name="ACE-15" office:value-type="float" office:value="81" calcext:value-type="float">
            <text:p>81</text:p>
          </table:table-cell>
          <table:table-cell table:style-name="Gnumeric-default" table:formula="of:=LOG10([.B9])" office:value-type="float" office:value="1.76342799356294" calcext:value-type="float">
            <text:p>1.7634279935629</text:p>
          </table:table-cell>
          <table:table-cell table:style-name="Gnumeric-default" table:formula="of:=LOG10([.C9])" office:value-type="float" office:value="1.76342799356294" calcext:value-type="float">
            <text:p>1.7634279935629</text:p>
          </table:table-cell>
          <table:table-cell table:style-name="Gnumeric-default" table:formula="of:=LOG10([.D9])" office:value-type="float" office:value="1.90308998699194" calcext:value-type="float">
            <text:p>1.903089986992</text:p>
          </table:table-cell>
          <table:table-cell table:style-name="ACE-15" table:formula="of:=LOG10([.E9])" office:value-type="float" office:value="1.90848501887865" calcext:value-type="float">
            <text:p>1.9084850188787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11" calcext:value-type="float">
            <text:p>11</text:p>
          </table:table-cell>
          <table:table-cell table:style-name="ACE-2" office:value-type="float" office:value="26" calcext:value-type="float">
            <text:p>26</text:p>
          </table:table-cell>
          <table:table-cell table:style-name="Gnumeric-default" office:value-type="float" office:value="21" calcext:value-type="float">
            <text:p>21</text:p>
          </table:table-cell>
          <table:table-cell table:style-name="Gnumeric-default" office:value-type="float" office:value="49" calcext:value-type="float">
            <text:p>49</text:p>
          </table:table-cell>
          <table:table-cell table:style-name="ACE-15" office:value-type="float" office:value="75" calcext:value-type="float">
            <text:p>75</text:p>
          </table:table-cell>
          <table:table-cell table:style-name="Gnumeric-default" table:formula="of:=LOG10([.B10])" office:value-type="float" office:value="1.41497334797082" calcext:value-type="float">
            <text:p>1.4149733479708</text:p>
          </table:table-cell>
          <table:table-cell table:style-name="Gnumeric-default" table:formula="of:=LOG10([.C10])" office:value-type="float" office:value="1.32221929473392" calcext:value-type="float">
            <text:p>1.3222192947339</text:p>
          </table:table-cell>
          <table:table-cell table:style-name="Gnumeric-default" table:formula="of:=LOG10([.D10])" office:value-type="float" office:value="1.69019608002851" calcext:value-type="float">
            <text:p>1.6901960800285</text:p>
          </table:table-cell>
          <table:table-cell table:style-name="ACE-15" table:formula="of:=LOG10([.E10])" office:value-type="float" office:value="1.8750612633917" calcext:value-type="float">
            <text:p>1.8750612633917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12" calcext:value-type="float">
            <text:p>12</text:p>
          </table:table-cell>
          <table:table-cell table:style-name="ACE-2" office:value-type="float" office:value="197" calcext:value-type="float">
            <text:p>197</text:p>
          </table:table-cell>
          <table:table-cell table:style-name="Gnumeric-default" office:value-type="float" office:value="107" calcext:value-type="float">
            <text:p>107</text:p>
          </table:table-cell>
          <table:table-cell table:style-name="Gnumeric-default" office:value-type="float" office:value="113" calcext:value-type="float">
            <text:p>113</text:p>
          </table:table-cell>
          <table:table-cell table:style-name="ACE-15" office:value-type="float" office:value="243" calcext:value-type="float">
            <text:p>243</text:p>
          </table:table-cell>
          <table:table-cell table:style-name="Gnumeric-default" table:formula="of:=LOG10([.B11])" office:value-type="float" office:value="2.29446622616159" calcext:value-type="float">
            <text:p>2.2944662261616</text:p>
          </table:table-cell>
          <table:table-cell table:style-name="Gnumeric-default" table:formula="of:=LOG10([.C11])" office:value-type="float" office:value="2.02938377768521" calcext:value-type="float">
            <text:p>2.0293837776852</text:p>
          </table:table-cell>
          <table:table-cell table:style-name="Gnumeric-default" table:formula="of:=LOG10([.D11])" office:value-type="float" office:value="2.05307844348342" calcext:value-type="float">
            <text:p>2.0530784434834</text:p>
          </table:table-cell>
          <table:table-cell table:style-name="ACE-15" table:formula="of:=LOG10([.E11])" office:value-type="float" office:value="2.38560627359831" calcext:value-type="float">
            <text:p>2.3856062735983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13" calcext:value-type="float">
            <text:p>13</text:p>
          </table:table-cell>
          <table:table-cell table:style-name="ACE-2" office:value-type="float" office:value="78" calcext:value-type="float">
            <text:p>78</text:p>
          </table:table-cell>
          <table:table-cell table:style-name="Gnumeric-default" office:value-type="float" office:value="85" calcext:value-type="float">
            <text:p>85</text:p>
          </table:table-cell>
          <table:table-cell table:style-name="Gnumeric-default" office:value-type="float" office:value="57" calcext:value-type="float">
            <text:p>57</text:p>
          </table:table-cell>
          <table:table-cell table:style-name="ACE-15" office:value-type="float" office:value="193" calcext:value-type="float">
            <text:p>193</text:p>
          </table:table-cell>
          <table:table-cell table:style-name="Gnumeric-default" table:formula="of:=LOG10([.B12])" office:value-type="float" office:value="1.89209460269048" calcext:value-type="float">
            <text:p>1.8920946026905</text:p>
          </table:table-cell>
          <table:table-cell table:style-name="Gnumeric-default" table:formula="of:=LOG10([.C12])" office:value-type="float" office:value="1.92941892571429" calcext:value-type="float">
            <text:p>1.9294189257143</text:p>
          </table:table-cell>
          <table:table-cell table:style-name="Gnumeric-default" table:formula="of:=LOG10([.D12])" office:value-type="float" office:value="1.75587485567249" calcext:value-type="float">
            <text:p>1.7558748556725</text:p>
          </table:table-cell>
          <table:table-cell table:style-name="ACE-15" table:formula="of:=LOG10([.E12])" office:value-type="float" office:value="2.28555730900777" calcext:value-type="float">
            <text:p>2.2855573090078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14" calcext:value-type="float">
            <text:p>14</text:p>
          </table:table-cell>
          <table:table-cell table:style-name="ACE-2" office:value-type="float" office:value="1748" calcext:value-type="float">
            <text:p>1748</text:p>
          </table:table-cell>
          <table:table-cell table:style-name="Gnumeric-default" office:value-type="float" office:value="1451" calcext:value-type="float">
            <text:p>1451</text:p>
          </table:table-cell>
          <table:table-cell table:style-name="Gnumeric-default" office:value-type="float" office:value="2349" calcext:value-type="float">
            <text:p>2349</text:p>
          </table:table-cell>
          <table:table-cell table:style-name="ACE-15" office:value-type="float" office:value="3647" calcext:value-type="float">
            <text:p>3647</text:p>
          </table:table-cell>
          <table:table-cell table:style-name="Gnumeric-default" table:formula="of:=LOG10([.B13])" office:value-type="float" office:value="3.24254142829838" calcext:value-type="float">
            <text:p>3.2425414282984</text:p>
          </table:table-cell>
          <table:table-cell table:style-name="Gnumeric-default" table:formula="of:=LOG10([.C13])" office:value-type="float" office:value="3.16166741243774" calcext:value-type="float">
            <text:p>3.1616674124377</text:p>
          </table:table-cell>
          <table:table-cell table:style-name="Gnumeric-default" table:formula="of:=LOG10([.D13])" office:value-type="float" office:value="3.37088301677761" calcext:value-type="float">
            <text:p>3.3708830167776</text:p>
          </table:table-cell>
          <table:table-cell table:style-name="ACE-15" table:formula="of:=LOG10([.E13])" office:value-type="float" office:value="3.56193576331378" calcext:value-type="float">
            <text:p>3.5619357633138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15" calcext:value-type="float">
            <text:p>15</text:p>
          </table:table-cell>
          <table:table-cell table:style-name="ACE-2" office:value-type="float" office:value="744" calcext:value-type="float">
            <text:p>744</text:p>
          </table:table-cell>
          <table:table-cell table:style-name="Gnumeric-default" office:value-type="float" office:value="1150" calcext:value-type="float">
            <text:p>1150</text:p>
          </table:table-cell>
          <table:table-cell table:style-name="Gnumeric-default" office:value-type="float" office:value="1685" calcext:value-type="float">
            <text:p>1685</text:p>
          </table:table-cell>
          <table:table-cell table:style-name="ACE-15" office:value-type="float" office:value="2697" calcext:value-type="float">
            <text:p>2697</text:p>
          </table:table-cell>
          <table:table-cell table:style-name="Gnumeric-default" table:formula="of:=LOG10([.B14])" office:value-type="float" office:value="2.87157293554588" calcext:value-type="float">
            <text:p>2.8715729355459</text:p>
          </table:table-cell>
          <table:table-cell table:style-name="Gnumeric-default" table:formula="of:=LOG10([.C14])" office:value-type="float" office:value="3.06069784035361" calcext:value-type="float">
            <text:p>3.0606978403536</text:p>
          </table:table-cell>
          <table:table-cell table:style-name="Gnumeric-default" table:formula="of:=LOG10([.D14])" office:value-type="float" office:value="3.22659990520736" calcext:value-type="float">
            <text:p>3.2265999052074</text:p>
          </table:table-cell>
          <table:table-cell table:style-name="ACE-15" table:formula="of:=LOG10([.E14])" office:value-type="float" office:value="3.43088094645289" calcext:value-type="float">
            <text:p>3.4308809464529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16" calcext:value-type="float">
            <text:p>16</text:p>
          </table:table-cell>
          <table:table-cell table:style-name="ACE-2" office:value-type="float" office:value="5033" calcext:value-type="float">
            <text:p>5033</text:p>
          </table:table-cell>
          <table:table-cell table:style-name="Gnumeric-default" office:value-type="float" office:value="10201" calcext:value-type="float">
            <text:p>10201</text:p>
          </table:table-cell>
          <table:table-cell table:style-name="Gnumeric-default" office:value-type="float" office:value="6279" calcext:value-type="float">
            <text:p>6279</text:p>
          </table:table-cell>
          <table:table-cell table:style-name="ACE-15" office:value-type="float" office:value="13924" calcext:value-type="float">
            <text:p>13924</text:p>
          </table:table-cell>
          <table:table-cell table:style-name="Gnumeric-default" table:formula="of:=LOG10([.B15])" office:value-type="float" office:value="3.70182693039714" calcext:value-type="float">
            <text:p>3.7018269303971</text:p>
          </table:table-cell>
          <table:table-cell table:style-name="Gnumeric-default" table:formula="of:=LOG10([.C15])" office:value-type="float" office:value="4.00864274756529" calcext:value-type="float">
            <text:p>4.0086427475653</text:p>
          </table:table-cell>
          <table:table-cell table:style-name="Gnumeric-default" table:formula="of:=LOG10([.D15])" office:value-type="float" office:value="3.79789048305835" calcext:value-type="float">
            <text:p>3.7978904830584</text:p>
          </table:table-cell>
          <table:table-cell table:style-name="ACE-15" table:formula="of:=LOG10([.E15])" office:value-type="float" office:value="4.14376401461225" calcext:value-type="float">
            <text:p>4.1437640146123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17" calcext:value-type="float">
            <text:p>17</text:p>
          </table:table-cell>
          <table:table-cell table:style-name="ACE-2" office:value-type="float" office:value="5381" calcext:value-type="float">
            <text:p>5381</text:p>
          </table:table-cell>
          <table:table-cell table:style-name="Gnumeric-default" office:value-type="float" office:value="3515" calcext:value-type="float">
            <text:p>3515</text:p>
          </table:table-cell>
          <table:table-cell table:style-name="Gnumeric-default" office:value-type="float" office:value="8852" calcext:value-type="float">
            <text:p>8852</text:p>
          </table:table-cell>
          <table:table-cell table:style-name="ACE-15" office:value-type="float" office:value="8291" calcext:value-type="float">
            <text:p>8291</text:p>
          </table:table-cell>
          <table:table-cell table:style-name="Gnumeric-default" table:formula="of:=LOG10([.B16])" office:value-type="float" office:value="3.73086299204649" calcext:value-type="float">
            <text:p>3.7308629920465</text:p>
          </table:table-cell>
          <table:table-cell table:style-name="Gnumeric-default" table:formula="of:=LOG10([.C16])" office:value-type="float" office:value="3.54592532935584" calcext:value-type="float">
            <text:p>3.5459253293559</text:p>
          </table:table-cell>
          <table:table-cell table:style-name="Gnumeric-default" table:formula="of:=LOG10([.D16])" office:value-type="float" office:value="3.94704140525522" calcext:value-type="float">
            <text:p>3.9470414052552</text:p>
          </table:table-cell>
          <table:table-cell table:style-name="ACE-15" table:formula="of:=LOG10([.E16])" office:value-type="float" office:value="3.91860691514498" calcext:value-type="float">
            <text:p>3.918606915145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18" calcext:value-type="float">
            <text:p>18</text:p>
          </table:table-cell>
          <table:table-cell table:style-name="ACE-2" office:value-type="float" office:value="27684" calcext:value-type="float">
            <text:p>27684</text:p>
          </table:table-cell>
          <table:table-cell table:style-name="Gnumeric-default" office:value-type="float" office:value="26057" calcext:value-type="float">
            <text:p>26057</text:p>
          </table:table-cell>
          <table:table-cell table:style-name="Gnumeric-default" office:value-type="float" office:value="35819" calcext:value-type="float">
            <text:p>35819</text:p>
          </table:table-cell>
          <table:table-cell table:style-name="ACE-15" office:value-type="float" office:value="73609" calcext:value-type="float">
            <text:p>73609</text:p>
          </table:table-cell>
          <table:table-cell table:style-name="Gnumeric-default" table:formula="of:=LOG10([.B17])" office:value-type="float" office:value="4.44222884056872" calcext:value-type="float">
            <text:p>4.4422288405687</text:p>
          </table:table-cell>
          <table:table-cell table:style-name="Gnumeric-default" table:formula="of:=LOG10([.C17])" office:value-type="float" office:value="4.41592441297116" calcext:value-type="float">
            <text:p>4.4159244129712</text:p>
          </table:table-cell>
          <table:table-cell table:style-name="Gnumeric-default" table:formula="of:=LOG10([.D17])" office:value-type="float" office:value="4.55411345698637" calcext:value-type="float">
            <text:p>4.5541134569864</text:p>
          </table:table-cell>
          <table:table-cell table:style-name="ACE-15" table:formula="of:=LOG10([.E17])" office:value-type="float" office:value="4.86693091775294" calcext:value-type="float">
            <text:p>4.866930917753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19" calcext:value-type="float">
            <text:p>19</text:p>
          </table:table-cell>
          <table:table-cell table:style-name="ACE-2" office:value-type="float" office:value="1634" calcext:value-type="float">
            <text:p>1634</text:p>
          </table:table-cell>
          <table:table-cell table:style-name="Gnumeric-default" office:value-type="float" office:value="1885" calcext:value-type="float">
            <text:p>1885</text:p>
          </table:table-cell>
          <table:table-cell table:style-name="Gnumeric-default" office:value-type="float" office:value="2186" calcext:value-type="float">
            <text:p>2186</text:p>
          </table:table-cell>
          <table:table-cell table:style-name="ACE-15" office:value-type="float" office:value="6661" calcext:value-type="float">
            <text:p>6661</text:p>
          </table:table-cell>
          <table:table-cell table:style-name="Gnumeric-default" table:formula="of:=LOG10([.B18])" office:value-type="float" office:value="3.2132520521964" calcext:value-type="float">
            <text:p>3.2132520521964</text:p>
          </table:table-cell>
          <table:table-cell table:style-name="Gnumeric-default" table:formula="of:=LOG10([.C18])" office:value-type="float" office:value="3.27531135454181" calcext:value-type="float">
            <text:p>3.2753113545418</text:p>
          </table:table-cell>
          <table:table-cell table:style-name="Gnumeric-default" table:formula="of:=LOG10([.D18])" office:value-type="float" office:value="3.33965015761368" calcext:value-type="float">
            <text:p>3.3396501576137</text:p>
          </table:table-cell>
          <table:table-cell table:style-name="ACE-15" table:formula="of:=LOG10([.E18])" office:value-type="float" office:value="3.82353943365686" calcext:value-type="float">
            <text:p>3.8235394336569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20" calcext:value-type="float">
            <text:p>20</text:p>
          </table:table-cell>
          <table:table-cell table:style-name="ACE-2" office:value-type="float" office:value="142889" calcext:value-type="float">
            <text:p>142889</text:p>
          </table:table-cell>
          <table:table-cell table:style-name="Gnumeric-default" office:value-type="float" office:value="148885" calcext:value-type="float">
            <text:p>148885</text:p>
          </table:table-cell>
          <table:table-cell table:style-name="Gnumeric-default" office:value-type="float" office:value="165126" calcext:value-type="float">
            <text:p>165126</text:p>
          </table:table-cell>
          <table:table-cell table:style-name="ACE-15" office:value-type="float" office:value="410451" calcext:value-type="float">
            <text:p>410451</text:p>
          </table:table-cell>
          <table:table-cell table:style-name="Gnumeric-default" table:formula="of:=LOG10([.B19])" office:value-type="float" office:value="5.1549987968583" calcext:value-type="float">
            <text:p>5.1549987968583</text:p>
          </table:table-cell>
          <table:table-cell table:style-name="Gnumeric-default" table:formula="of:=LOG10([.C19])" office:value-type="float" office:value="5.17285094526475" calcext:value-type="float">
            <text:p>5.1728509452648</text:p>
          </table:table-cell>
          <table:table-cell table:style-name="Gnumeric-default" table:formula="of:=LOG10([.D19])" office:value-type="float" office:value="5.21781546070989" calcext:value-type="float">
            <text:p>5.2178154607099</text:p>
          </table:table-cell>
          <table:table-cell table:style-name="ACE-15" table:formula="of:=LOG10([.E19])" office:value-type="float" office:value="5.61326131809419" calcext:value-type="float">
            <text:p>5.6132613180942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21" calcext:value-type="float">
            <text:p>21</text:p>
          </table:table-cell>
          <table:table-cell table:style-name="ACE-2" office:value-type="float" office:value="11172" calcext:value-type="float">
            <text:p>11172</text:p>
          </table:table-cell>
          <table:table-cell table:style-name="Gnumeric-default" office:value-type="float" office:value="7830" calcext:value-type="float">
            <text:p>7830</text:p>
          </table:table-cell>
          <table:table-cell table:style-name="Gnumeric-default" office:value-type="float" office:value="8348" calcext:value-type="float">
            <text:p>8348</text:p>
          </table:table-cell>
          <table:table-cell table:style-name="ACE-15" office:value-type="float" office:value="24259" calcext:value-type="float">
            <text:p>24259</text:p>
          </table:table-cell>
          <table:table-cell table:style-name="Gnumeric-default" table:formula="of:=LOG10([.B20])" office:value-type="float" office:value="4.04813092702897" calcext:value-type="float">
            <text:p>4.048130927029</text:p>
          </table:table-cell>
          <table:table-cell table:style-name="Gnumeric-default" table:formula="of:=LOG10([.C20])" office:value-type="float" office:value="3.89376176205794" calcext:value-type="float">
            <text:p>3.893761762058</text:p>
          </table:table-cell>
          <table:table-cell table:style-name="Gnumeric-default" table:formula="of:=LOG10([.D20])" office:value-type="float" office:value="3.92158244039342" calcext:value-type="float">
            <text:p>3.9215824403934</text:p>
          </table:table-cell>
          <table:table-cell table:style-name="ACE-15" table:formula="of:=LOG10([.E20])" office:value-type="float" office:value="4.38487289449292" calcext:value-type="float">
            <text:p>4.3848728944929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22" calcext:value-type="float">
            <text:p>22</text:p>
          </table:table-cell>
          <table:table-cell table:style-name="ACE-2" office:value-type="float" office:value="1532607" calcext:value-type="float">
            <text:p>1532607</text:p>
          </table:table-cell>
          <table:table-cell table:style-name="Gnumeric-default" office:value-type="float" office:value="1636194" calcext:value-type="float">
            <text:p>1636194</text:p>
          </table:table-cell>
          <table:table-cell table:style-name="Gnumeric-default" office:value-type="float" office:value="1786981" calcext:value-type="float">
            <text:p>1786981</text:p>
          </table:table-cell>
          <table:table-cell table:style-name="ACE-15" office:value-type="float" office:value="4278854" calcext:value-type="float">
            <text:p>4278854</text:p>
          </table:table-cell>
          <table:table-cell table:style-name="Gnumeric-default" table:formula="of:=LOG10([.B21])" office:value-type="float" office:value="6.18543080481354" calcext:value-type="float">
            <text:p>6.1854308048135</text:p>
          </table:table-cell>
          <table:table-cell table:style-name="Gnumeric-default" table:formula="of:=LOG10([.C21])" office:value-type="float" office:value="6.21383479575" calcext:value-type="float">
            <text:p>6.21383479575</text:p>
          </table:table-cell>
          <table:table-cell table:style-name="Gnumeric-default" table:formula="of:=LOG10([.D21])" office:value-type="float" office:value="6.25211993491246" calcext:value-type="float">
            <text:p>6.2521199349125</text:p>
          </table:table-cell>
          <table:table-cell table:style-name="ACE-15" table:formula="of:=LOG10([.E21])" office:value-type="float" office:value="6.63132746805063" calcext:value-type="float">
            <text:p>6.6313274680506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23" calcext:value-type="float">
            <text:p>23</text:p>
          </table:table-cell>
          <table:table-cell table:style-name="ACE-2" office:value-type="float" office:value="24535" calcext:value-type="float">
            <text:p>24535</text:p>
          </table:table-cell>
          <table:table-cell table:style-name="Gnumeric-default" office:value-type="float" office:value="22609" calcext:value-type="float">
            <text:p>22609</text:p>
          </table:table-cell>
          <table:table-cell table:style-name="Gnumeric-default" office:value-type="float" office:value="27647" calcext:value-type="float">
            <text:p>27647</text:p>
          </table:table-cell>
          <table:table-cell table:style-name="ACE-15" office:value-type="float" office:value="68873" calcext:value-type="float">
            <text:p>68873</text:p>
          </table:table-cell>
          <table:table-cell table:style-name="Gnumeric-default" table:formula="of:=LOG10([.B22])" office:value-type="float" office:value="4.38978606231694" calcext:value-type="float">
            <text:p>4.3897860623169</text:p>
          </table:table-cell>
          <table:table-cell table:style-name="Gnumeric-default" table:formula="of:=LOG10([.C22])" office:value-type="float" office:value="4.35428135384973" calcext:value-type="float">
            <text:p>4.3542813538497</text:p>
          </table:table-cell>
          <table:table-cell table:style-name="Gnumeric-default" table:formula="of:=LOG10([.D22])" office:value-type="float" office:value="4.44164801252565" calcext:value-type="float">
            <text:p>4.4416480125257</text:p>
          </table:table-cell>
          <table:table-cell table:style-name="ACE-15" table:formula="of:=LOG10([.E22])" office:value-type="float" office:value="4.8380490005847" calcext:value-type="float">
            <text:p>4.8380490005847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24" calcext:value-type="float">
            <text:p>24</text:p>
          </table:table-cell>
          <table:table-cell table:style-name="ACE-2" office:value-type="float" office:value="372679" calcext:value-type="float">
            <text:p>372679</text:p>
          </table:table-cell>
          <table:table-cell table:style-name="Gnumeric-default" office:value-type="float" office:value="393539" calcext:value-type="float">
            <text:p>393539</text:p>
          </table:table-cell>
          <table:table-cell table:style-name="Gnumeric-default" office:value-type="float" office:value="436392" calcext:value-type="float">
            <text:p>436392</text:p>
          </table:table-cell>
          <table:table-cell table:style-name="ACE-15" office:value-type="float" office:value="1127645" calcext:value-type="float">
            <text:p>1127645</text:p>
          </table:table-cell>
          <table:table-cell table:style-name="Gnumeric-default" table:formula="of:=LOG10([.B23])" office:value-type="float" office:value="5.57133492148722" calcext:value-type="float">
            <text:p>5.5713349214872</text:p>
          </table:table-cell>
          <table:table-cell table:style-name="Gnumeric-default" table:formula="of:=LOG10([.C23])" office:value-type="float" office:value="5.5949877777256" calcext:value-type="float">
            <text:p>5.5949877777256</text:p>
          </table:table-cell>
          <table:table-cell table:style-name="Gnumeric-default" table:formula="of:=LOG10([.D23])" office:value-type="float" office:value="5.63987678044128" calcext:value-type="float">
            <text:p>5.6398767804413</text:p>
          </table:table-cell>
          <table:table-cell table:style-name="ACE-15" table:formula="of:=LOG10([.E23])" office:value-type="float" office:value="6.05217239857748" calcext:value-type="float">
            <text:p>6.0521723985775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25" calcext:value-type="float">
            <text:p>25</text:p>
          </table:table-cell>
          <table:table-cell table:style-name="ACE-2" office:value-type="float" office:value="55347" calcext:value-type="float">
            <text:p>55347</text:p>
          </table:table-cell>
          <table:table-cell table:style-name="Gnumeric-default" office:value-type="float" office:value="57328" calcext:value-type="float">
            <text:p>57328</text:p>
          </table:table-cell>
          <table:table-cell table:style-name="Gnumeric-default" office:value-type="float" office:value="64653" calcext:value-type="float">
            <text:p>64653</text:p>
          </table:table-cell>
          <table:table-cell table:style-name="ACE-15" office:value-type="float" office:value="145960" calcext:value-type="float">
            <text:p>145960</text:p>
          </table:table-cell>
          <table:table-cell table:style-name="Gnumeric-default" table:formula="of:=LOG10([.B24])" office:value-type="float" office:value="4.7430940855805" calcext:value-type="float">
            <text:p>4.7430940855805</text:p>
          </table:table-cell>
          <table:table-cell table:style-name="Gnumeric-default" table:formula="of:=LOG10([.C24])" office:value-type="float" office:value="4.75836679082204" calcext:value-type="float">
            <text:p>4.758366790822</text:p>
          </table:table-cell>
          <table:table-cell table:style-name="Gnumeric-default" table:formula="of:=LOG10([.D24])" office:value-type="float" office:value="4.81058868162503" calcext:value-type="float">
            <text:p>4.810588681625</text:p>
          </table:table-cell>
          <table:table-cell table:style-name="ACE-15" table:formula="of:=LOG10([.E24])" office:value-type="float" office:value="5.16423385469261" calcext:value-type="float">
            <text:p>5.1642338546926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26" calcext:value-type="float">
            <text:p>26</text:p>
          </table:table-cell>
          <table:table-cell table:style-name="ACE-2" office:value-type="float" office:value="460890" calcext:value-type="float">
            <text:p>460890</text:p>
          </table:table-cell>
          <table:table-cell table:style-name="Gnumeric-default" office:value-type="float" office:value="493347" calcext:value-type="float">
            <text:p>493347</text:p>
          </table:table-cell>
          <table:table-cell table:style-name="Gnumeric-default" office:value-type="float" office:value="524882" calcext:value-type="float">
            <text:p>524882</text:p>
          </table:table-cell>
          <table:table-cell table:style-name="ACE-15" office:value-type="float" office:value="1345988" calcext:value-type="float">
            <text:p>1345988</text:p>
          </table:table-cell>
          <table:table-cell table:style-name="Gnumeric-default" table:formula="of:=LOG10([.B25])" office:value-type="float" office:value="5.66359728527372" calcext:value-type="float">
            <text:p>5.6635972852737</text:p>
          </table:table-cell>
          <table:table-cell table:style-name="Gnumeric-default" table:formula="of:=LOG10([.C25])" office:value-type="float" office:value="5.69315249163957" calcext:value-type="float">
            <text:p>5.6931524916396</text:p>
          </table:table-cell>
          <table:table-cell table:style-name="Gnumeric-default" table:formula="of:=LOG10([.D25])" office:value-type="float" office:value="5.72006167957951" calcext:value-type="float">
            <text:p>5.7200616795795</text:p>
          </table:table-cell>
          <table:table-cell table:style-name="ACE-15" table:formula="of:=LOG10([.E25])" office:value-type="float" office:value="6.1290411880031" calcext:value-type="float">
            <text:p>6.1290411880031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27" calcext:value-type="float">
            <text:p>27</text:p>
          </table:table-cell>
          <table:table-cell table:style-name="ACE-2" office:value-type="float" office:value="560336" calcext:value-type="float">
            <text:p>560336</text:p>
          </table:table-cell>
          <table:table-cell table:style-name="Gnumeric-default" office:value-type="float" office:value="575297" calcext:value-type="float">
            <text:p>575297</text:p>
          </table:table-cell>
          <table:table-cell table:style-name="Gnumeric-default" office:value-type="float" office:value="645793" calcext:value-type="float">
            <text:p>645793</text:p>
          </table:table-cell>
          <table:table-cell table:style-name="ACE-15" office:value-type="float" office:value="1547740" calcext:value-type="float">
            <text:p>1547740</text:p>
          </table:table-cell>
          <table:table-cell table:style-name="Gnumeric-default" table:formula="of:=LOG10([.B26])" office:value-type="float" office:value="5.74844852555359" calcext:value-type="float">
            <text:p>5.7484485255536</text:p>
          </table:table-cell>
          <table:table-cell table:style-name="Gnumeric-default" table:formula="of:=LOG10([.C26])" office:value-type="float" office:value="5.75989210931693" calcext:value-type="float">
            <text:p>5.7598921093169</text:p>
          </table:table-cell>
          <table:table-cell table:style-name="Gnumeric-default" table:formula="of:=LOG10([.D26])" office:value-type="float" office:value="5.81009333322086" calcext:value-type="float">
            <text:p>5.8100933332209</text:p>
          </table:table-cell>
          <table:table-cell table:style-name="ACE-15" table:formula="of:=LOG10([.E26])" office:value-type="float" office:value="6.18969800670281" calcext:value-type="float">
            <text:p>6.1896980067028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28" calcext:value-type="float">
            <text:p>28</text:p>
          </table:table-cell>
          <table:table-cell table:style-name="ACE-2" office:value-type="float" office:value="3488929" calcext:value-type="float">
            <text:p>3488929</text:p>
          </table:table-cell>
          <table:table-cell table:style-name="Gnumeric-default" office:value-type="float" office:value="3526748" calcext:value-type="float">
            <text:p>3526748</text:p>
          </table:table-cell>
          <table:table-cell table:style-name="Gnumeric-default" office:value-type="float" office:value="4451234" calcext:value-type="float">
            <text:p>4451234</text:p>
          </table:table-cell>
          <table:table-cell table:style-name="ACE-15" office:value-type="float" office:value="11245710" calcext:value-type="float">
            <text:p>11245710</text:p>
          </table:table-cell>
          <table:table-cell table:style-name="Gnumeric-default" table:formula="of:=LOG10([.B27])" office:value-type="float" office:value="6.54269213160863" calcext:value-type="float">
            <text:p>6.5426921316086</text:p>
          </table:table-cell>
          <table:table-cell table:style-name="Gnumeric-default" table:formula="of:=LOG10([.C27])" office:value-type="float" office:value="6.54737442872919" calcext:value-type="float">
            <text:p>6.5473744287292</text:p>
          </table:table-cell>
          <table:table-cell table:style-name="Gnumeric-default" table:formula="of:=LOG10([.D27])" office:value-type="float" office:value="6.64848042560976" calcext:value-type="float">
            <text:p>6.6484804256098</text:p>
          </table:table-cell>
          <table:table-cell table:style-name="ACE-15" table:formula="of:=LOG10([.E27])" office:value-type="float" office:value="7.05098687990043" calcext:value-type="float">
            <text:p>7.0509868799004</text:p>
          </table:table-cell>
          <table:table-cell table:style-name="Gnumeric-default" table:number-columns-repeated="247"/>
        </table:table-row>
        <table:table-row table:style-name="ro2">
          <table:table-cell table:style-name="ACE-2" office:value-type="float" office:value="29" calcext:value-type="float">
            <text:p>29</text:p>
          </table:table-cell>
          <table:table-cell table:style-name="ACE-2" office:value-type="float" office:value="1856945" calcext:value-type="float">
            <text:p>1856945</text:p>
          </table:table-cell>
          <table:table-cell table:style-name="Gnumeric-default" office:value-type="float" office:value="1934358" calcext:value-type="float">
            <text:p>1934358</text:p>
          </table:table-cell>
          <table:table-cell table:style-name="Gnumeric-default" office:value-type="float" office:value="2611524" calcext:value-type="float">
            <text:p>2611524</text:p>
          </table:table-cell>
          <table:table-cell table:style-name="ACE-15" office:value-type="float" office:value="6445822" calcext:value-type="float">
            <text:p>6445822</text:p>
          </table:table-cell>
          <table:table-cell table:style-name="Gnumeric-default" table:formula="of:=LOG10([.B28])" office:value-type="float" office:value="6.26879904076173" calcext:value-type="float">
            <text:p>6.2687990407617</text:p>
          </table:table-cell>
          <table:table-cell table:style-name="Gnumeric-default" table:formula="of:=LOG10([.C28])" office:value-type="float" office:value="6.28653685394357" calcext:value-type="float">
            <text:p>6.2865368539436</text:p>
          </table:table-cell>
          <table:table-cell table:style-name="Gnumeric-default" table:formula="of:=LOG10([.D28])" office:value-type="float" office:value="6.41689402137335" calcext:value-type="float">
            <text:p>6.4168940213734</text:p>
          </table:table-cell>
          <table:table-cell table:style-name="ACE-15" table:formula="of:=LOG10([.E28])" office:value-type="float" office:value="6.8092783083924" calcext:value-type="float">
            <text:p>6.8092783083924</text:p>
          </table:table-cell>
          <table:table-cell table:style-name="Gnumeric-default" table:number-columns-repeated="247"/>
        </table:table-row>
        <table:table-row table:style-name="ro2">
          <table:table-cell table:style-name="ACE-3" office:value-type="float" office:value="30" calcext:value-type="float">
            <text:p>30</text:p>
          </table:table-cell>
          <table:table-cell table:style-name="ACE-3" office:value-type="float" office:value="74899345" calcext:value-type="float">
            <text:p>74899345</text:p>
          </table:table-cell>
          <table:table-cell table:style-name="ACE-11" office:value-type="float" office:value="76292789" calcext:value-type="float">
            <text:p>76292789</text:p>
          </table:table-cell>
          <table:table-cell table:style-name="ACE-11" office:value-type="float" office:value="100094921" calcext:value-type="float">
            <text:p>100094921</text:p>
          </table:table-cell>
          <table:table-cell table:style-name="ACE-5" office:value-type="float" office:value="256179707" calcext:value-type="float">
            <text:p>256179707</text:p>
          </table:table-cell>
          <table:table-cell table:style-name="ACE-11" table:formula="of:=LOG10([.B29])" office:value-type="float" office:value="7.87447801978052" calcext:value-type="float">
            <text:p>7.8744780197805</text:p>
          </table:table-cell>
          <table:table-cell table:style-name="ACE-11" table:formula="of:=LOG10([.C29])" office:value-type="float" office:value="7.88248349148693" calcext:value-type="float">
            <text:p>7.8824834914869</text:p>
          </table:table-cell>
          <table:table-cell table:style-name="ACE-11" table:formula="of:=LOG10([.D29])" office:value-type="float" office:value="8.00041204113931" calcext:value-type="float">
            <text:p>8.0004120411393</text:p>
          </table:table-cell>
          <table:table-cell table:style-name="ACE-5" table:formula="of:=LOG10([.E29])" office:value-type="float" office:value="8.40854472460081" calcext:value-type="float">
            <text:p>8.4085447246008</text:p>
          </table:table-cell>
          <table:table-cell table:style-name="Gnumeric-default" table:number-columns-repeated="247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log_3_opt.txt'.$A$1" table:expression="#REF!"/>
          <table:named-expression table:name="Sheet_Title" table:base-cell-address="$'log_3_opt.txt'.$A$1" table:expression="&quot;log_3_opt.txt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log_5f_3_5f_opt.txt" style:display-name="log_3_opt.txt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3T19:23:47.545429096</dc:date>
    <meta:creation-date>2019-03-23T13:11:37Z</meta:creation-date>
    <meta:generator>LibreOffice/6.0.7.3$Linux_X86_64 LibreOffice_project/00m0$Build-3</meta:generator>
    <meta:editing-duration>PT10M37S</meta:editing-duration>
    <meta:editing-cycles>2</meta:editing-cycles>
    <meta:document-statistic meta:table-count="1" meta:cell-count="2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906cm" svg:height="10.902cm" xlink:href=".." xlink:type="simple" chart:class="chart:scatter" chart:style-name="ch1">
        <chart:title svg:x="8.217cm" svg:y="0.693cm" chart:style-name="ch2">
          <text:p>N Queens problem</text:p>
        </chart:title>
        <chart:subtitle svg:x="8.217cm" svg:y="1.592cm" chart:style-name="ch3">
          <text:p>log Time vs board size</text:p>
        </chart:subtitle>
        <chart:legend svg:x="18.012cm" svg:y="6.328cm" style:legend-expansion="custom" chartooo:width="2.069cm" chartooo:height="2.534cm" style:legend-expansion-aspect-ratio="0.816495659037095" chart:style-name="ch4"/>
        <chart:plot-area chart:style-name="ch5" table:cell-range-address="'log_3_opt.txt'.A1:'log_3_opt.txt'.A29 'log_3_opt.txt'.F2:'log_3_opt.txt'.G29 'log_3_opt.txt'.H2:'log_3_opt.txt'.I29" chart:data-source-has-labels="row" svg:x="0.96cm" svg:y="0.328cm" svg:width="19.526cm" svg:height="9.373cm">
          <chartooo:coordinate-region svg:x="1.396cm" svg:y="0.527cm" svg:width="18.903cm" svg:height="8.527cm"/>
          <chart:axis chart:dimension="x" chart:name="primary-x" chart:style-name="ch6">
            <chart:title svg:x="9.25cm" svg:y="9.919cm" chart:style-name="ch7">
              <text:p>Chess board size N</text:p>
            </chart:title>
          </chart:axis>
          <chart:axis chart:dimension="y" chart:name="primary-y" chart:style-name="ch6">
            <chart:title svg:x="0cm" svg:y="6.354cm" chart:style-name="ch8">
              <text:p>"log10(Time_ms)"</text:p>
            </chart:title>
            <chart:grid chart:style-name="ch9" chart:class="major"/>
          </chart:axis>
          <chart:series chart:style-name="ch10" chart:values-cell-range-address="'log_3_opt.txt'.I2:'log_3_opt.txt'.I29" chart:label-cell-address="'log_3_opt.txt'.I2:'log_3_opt.txt'.I2" chart:class="chart:scatter">
            <chart:domain table:cell-range-address="'log_3_opt.txt'.A2:'log_3_opt.txt'.A29 'log_3_opt.txt'.F2:'log_3_opt.txt'.F29"/>
            <chart:data-point chart:repeated="56"/>
          </chart:series>
          <chart:series chart:style-name="ch11" chart:values-cell-range-address="'log_3_opt.txt'.H2:'log_3_opt.txt'.H29" chart:label-cell-address="'log_3_opt.txt'.H2:'log_3_opt.txt'.H2" chart:class="chart:scatter">
            <chart:data-point chart:repeated="56"/>
          </chart:series>
          <chart:series chart:style-name="ch12" chart:values-cell-range-address="'log_3_opt.txt'.G2:'log_3_opt.txt'.G29" chart:label-cell-address="'log_3_opt.txt'.G2:'log_3_opt.txt'.G2" chart:class="chart:scatter">
            <chart:data-point chart:repeated="56"/>
          </chart:series>
          <chart:series chart:style-name="ch13" chart:values-cell-range-address="'log_3_opt.txt'.F3:'log_3_opt.txt'.F29" chart:label-cell-address="'log_3_opt.txt'.F2:'log_3_opt.txt'.F2" chart:class="chart:scatter">
            <chart:domain table:cell-range-address="'log_3_opt.txt'.A3:'log_3_opt.txt'.A29"/>
            <chart:data-point chart:repeated="2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F</text:p>
              </table:table-cell>
              <table:table-cell office:value-type="string">
                <text:p>O0</text:p>
                <draw:g>
                  <svg:desc>'log_3_opt.txt'.I2:'log_3_opt.txt'.I2</svg:desc>
                </draw:g>
              </table:table-cell>
              <table:table-cell office:value-type="string">
                <text:p>O1</text:p>
                <draw:g>
                  <svg:desc>'log_3_opt.txt'.H2:'log_3_opt.txt'.H2</svg:desc>
                </draw:g>
              </table:table-cell>
              <table:table-cell office:value-type="string">
                <text:p>O2</text:p>
                <draw:g>
                  <svg:desc>'log_3_opt.txt'.G2:'log_3_opt.txt'.G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3</text:p>
                <draw:g>
                  <svg:desc>'log_3_opt.txt'.F2:'log_3_opt.txt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log_3_opt.txt'.A2:'log_3_opt.txt'.A29 'log_3_opt.txt'.F2:'log_3_opt.txt'.F29</svg:desc>
                </draw:g>
              </table:table-cell>
              <table:table-cell office:value-type="float" office:value="NaN">
                <text:p>NaN</text:p>
                <draw:g>
                  <svg:desc>'log_3_opt.txt'.I2:'log_3_opt.txt'.I29</svg:desc>
                </draw:g>
              </table:table-cell>
              <table:table-cell office:value-type="float" office:value="NaN">
                <text:p>NaN</text:p>
                <draw:g>
                  <svg:desc>'log_3_opt.txt'.H2:'log_3_opt.txt'.H29</svg:desc>
                </draw:g>
              </table:table-cell>
              <table:table-cell office:value-type="float" office:value="NaN">
                <text:p>NaN</text:p>
                <draw:g>
                  <svg:desc>'log_3_opt.txt'.G2:'log_3_opt.txt'.G29</svg:desc>
                </draw:g>
              </table:table-cell>
              <table:table-cell office:value-type="float" office:value="4">
                <text:p>4</text:p>
                <draw:g>
                  <svg:desc>'log_3_opt.txt'.A3:'log_3_opt.txt'.A29</svg:desc>
                </draw:g>
              </table:table-cell>
              <table:table-cell office:value-type="float" office:value="0">
                <text:p>0</text:p>
                <draw:g>
                  <svg:desc>'log_3_opt.txt'.F3:'log_3_opt.txt'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0">
                <text:p>0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1.07918124604762">
                <text:p>1.07918124604762</text:p>
              </table:table-cell>
              <table:table-cell office:value-type="float" office:value="7">
                <text:p>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8">
                <text:p>8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.15836249209525">
                <text:p>2.15836249209525</text:p>
              </table:table-cell>
              <table:table-cell office:value-type="float" office:value="1.50514997831991">
                <text:p>1.50514997831991</text:p>
              </table:table-cell>
              <table:table-cell office:value-type="float" office:value="1.47712125471966">
                <text:p>1.47712125471966</text:p>
              </table:table-cell>
              <table:table-cell office:value-type="float" office:value="9">
                <text:p>9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.67209785793572">
                <text:p>1.67209785793572</text:p>
              </table:table-cell>
              <table:table-cell office:value-type="float" office:value="1.14612803567824">
                <text:p>1.14612803567824</text:p>
              </table:table-cell>
              <table:table-cell office:value-type="float" office:value="1.11394335230684">
                <text:p>1.11394335230684</text:p>
              </table:table-cell>
              <table:table-cell office:value-type="float" office:value="10">
                <text:p>1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.90848501887865">
                <text:p>1.90848501887865</text:p>
              </table:table-cell>
              <table:table-cell office:value-type="float" office:value="1.90308998699194">
                <text:p>1.90308998699194</text:p>
              </table:table-cell>
              <table:table-cell office:value-type="float" office:value="1.76342799356294">
                <text:p>1.76342799356294</text:p>
              </table:table-cell>
              <table:table-cell office:value-type="float" office:value="11">
                <text:p>11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.8750612633917">
                <text:p>1.8750612633917</text:p>
              </table:table-cell>
              <table:table-cell office:value-type="float" office:value="1.69019608002851">
                <text:p>1.69019608002851</text:p>
              </table:table-cell>
              <table:table-cell office:value-type="float" office:value="1.32221929473392">
                <text:p>1.32221929473392</text:p>
              </table:table-cell>
              <table:table-cell office:value-type="float" office:value="12">
                <text:p>12</text:p>
              </table:table-cell>
              <table:table-cell office:value-type="float" office:value="2.29446622616159">
                <text:p>2.29446622616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.38560627359831">
                <text:p>2.38560627359831</text:p>
              </table:table-cell>
              <table:table-cell office:value-type="float" office:value="2.05307844348342">
                <text:p>2.05307844348342</text:p>
              </table:table-cell>
              <table:table-cell office:value-type="float" office:value="2.02938377768521">
                <text:p>2.02938377768521</text:p>
              </table:table-cell>
              <table:table-cell office:value-type="float" office:value="13">
                <text:p>13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2.28555730900777">
                <text:p>2.28555730900777</text:p>
              </table:table-cell>
              <table:table-cell office:value-type="float" office:value="1.75587485567249">
                <text:p>1.75587485567249</text:p>
              </table:table-cell>
              <table:table-cell office:value-type="float" office:value="1.92941892571429">
                <text:p>1.92941892571429</text:p>
              </table:table-cell>
              <table:table-cell office:value-type="float" office:value="14">
                <text:p>14</text:p>
              </table:table-cell>
              <table:table-cell office:value-type="float" office:value="3.24254142829838">
                <text:p>3.242541428298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3.56193576331378">
                <text:p>3.56193576331378</text:p>
              </table:table-cell>
              <table:table-cell office:value-type="float" office:value="3.37088301677761">
                <text:p>3.37088301677761</text:p>
              </table:table-cell>
              <table:table-cell office:value-type="float" office:value="3.16166741243774">
                <text:p>3.16166741243774</text:p>
              </table:table-cell>
              <table:table-cell office:value-type="float" office:value="15">
                <text:p>15</text:p>
              </table:table-cell>
              <table:table-cell office:value-type="float" office:value="2.87157293554588">
                <text:p>2.87157293554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3.43088094645289">
                <text:p>3.43088094645289</text:p>
              </table:table-cell>
              <table:table-cell office:value-type="float" office:value="3.22659990520736">
                <text:p>3.22659990520736</text:p>
              </table:table-cell>
              <table:table-cell office:value-type="float" office:value="3.06069784035361">
                <text:p>3.06069784035361</text:p>
              </table:table-cell>
              <table:table-cell office:value-type="float" office:value="16">
                <text:p>16</text:p>
              </table:table-cell>
              <table:table-cell office:value-type="float" office:value="3.70182693039714">
                <text:p>3.70182693039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4.14376401461225">
                <text:p>4.14376401461225</text:p>
              </table:table-cell>
              <table:table-cell office:value-type="float" office:value="3.79789048305835">
                <text:p>3.79789048305835</text:p>
              </table:table-cell>
              <table:table-cell office:value-type="float" office:value="4.00864274756529">
                <text:p>4.00864274756529</text:p>
              </table:table-cell>
              <table:table-cell office:value-type="float" office:value="17">
                <text:p>17</text:p>
              </table:table-cell>
              <table:table-cell office:value-type="float" office:value="3.73086299204649">
                <text:p>3.73086299204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3.91860691514498">
                <text:p>3.91860691514498</text:p>
              </table:table-cell>
              <table:table-cell office:value-type="float" office:value="3.94704140525522">
                <text:p>3.94704140525522</text:p>
              </table:table-cell>
              <table:table-cell office:value-type="float" office:value="3.54592532935584">
                <text:p>3.54592532935584</text:p>
              </table:table-cell>
              <table:table-cell office:value-type="float" office:value="18">
                <text:p>18</text:p>
              </table:table-cell>
              <table:table-cell office:value-type="float" office:value="4.44222884056872">
                <text:p>4.44222884056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4.86693091775294">
                <text:p>4.86693091775294</text:p>
              </table:table-cell>
              <table:table-cell office:value-type="float" office:value="4.55411345698637">
                <text:p>4.55411345698637</text:p>
              </table:table-cell>
              <table:table-cell office:value-type="float" office:value="4.41592441297116">
                <text:p>4.41592441297116</text:p>
              </table:table-cell>
              <table:table-cell office:value-type="float" office:value="19">
                <text:p>19</text:p>
              </table:table-cell>
              <table:table-cell office:value-type="float" office:value="3.2132520521964">
                <text:p>3.21325205219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3.82353943365686">
                <text:p>3.82353943365686</text:p>
              </table:table-cell>
              <table:table-cell office:value-type="float" office:value="3.33965015761368">
                <text:p>3.33965015761368</text:p>
              </table:table-cell>
              <table:table-cell office:value-type="float" office:value="3.27531135454181">
                <text:p>3.27531135454181</text:p>
              </table:table-cell>
              <table:table-cell office:value-type="float" office:value="20">
                <text:p>20</text:p>
              </table:table-cell>
              <table:table-cell office:value-type="float" office:value="5.1549987968583">
                <text:p>5.1549987968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5.61326131809419">
                <text:p>5.61326131809419</text:p>
              </table:table-cell>
              <table:table-cell office:value-type="float" office:value="5.21781546070989">
                <text:p>5.21781546070989</text:p>
              </table:table-cell>
              <table:table-cell office:value-type="float" office:value="5.17285094526475">
                <text:p>5.17285094526475</text:p>
              </table:table-cell>
              <table:table-cell office:value-type="float" office:value="21">
                <text:p>21</text:p>
              </table:table-cell>
              <table:table-cell office:value-type="float" office:value="4.04813092702897">
                <text:p>4.048130927028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4.38487289449292">
                <text:p>4.38487289449292</text:p>
              </table:table-cell>
              <table:table-cell office:value-type="float" office:value="3.92158244039342">
                <text:p>3.92158244039342</text:p>
              </table:table-cell>
              <table:table-cell office:value-type="float" office:value="3.89376176205794">
                <text:p>3.89376176205794</text:p>
              </table:table-cell>
              <table:table-cell office:value-type="float" office:value="22">
                <text:p>22</text:p>
              </table:table-cell>
              <table:table-cell office:value-type="float" office:value="6.18543080481354">
                <text:p>6.185430804813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6.63132746805063">
                <text:p>6.63132746805063</text:p>
              </table:table-cell>
              <table:table-cell office:value-type="float" office:value="6.25211993491246">
                <text:p>6.25211993491246</text:p>
              </table:table-cell>
              <table:table-cell office:value-type="float" office:value="6.21383479575">
                <text:p>6.21383479575</text:p>
              </table:table-cell>
              <table:table-cell office:value-type="float" office:value="23">
                <text:p>23</text:p>
              </table:table-cell>
              <table:table-cell office:value-type="float" office:value="4.38978606231694">
                <text:p>4.389786062316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4.8380490005847">
                <text:p>4.8380490005847</text:p>
              </table:table-cell>
              <table:table-cell office:value-type="float" office:value="4.44164801252565">
                <text:p>4.44164801252565</text:p>
              </table:table-cell>
              <table:table-cell office:value-type="float" office:value="4.35428135384973">
                <text:p>4.35428135384973</text:p>
              </table:table-cell>
              <table:table-cell office:value-type="float" office:value="24">
                <text:p>24</text:p>
              </table:table-cell>
              <table:table-cell office:value-type="float" office:value="5.57133492148722">
                <text:p>5.571334921487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6.05217239857748">
                <text:p>6.05217239857748</text:p>
              </table:table-cell>
              <table:table-cell office:value-type="float" office:value="5.63987678044128">
                <text:p>5.63987678044128</text:p>
              </table:table-cell>
              <table:table-cell office:value-type="float" office:value="5.5949877777256">
                <text:p>5.5949877777256</text:p>
              </table:table-cell>
              <table:table-cell office:value-type="float" office:value="25">
                <text:p>25</text:p>
              </table:table-cell>
              <table:table-cell office:value-type="float" office:value="4.7430940855805">
                <text:p>4.74309408558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5.16423385469261">
                <text:p>5.16423385469261</text:p>
              </table:table-cell>
              <table:table-cell office:value-type="float" office:value="4.81058868162503">
                <text:p>4.81058868162503</text:p>
              </table:table-cell>
              <table:table-cell office:value-type="float" office:value="4.75836679082204">
                <text:p>4.75836679082204</text:p>
              </table:table-cell>
              <table:table-cell office:value-type="float" office:value="26">
                <text:p>26</text:p>
              </table:table-cell>
              <table:table-cell office:value-type="float" office:value="5.66359728527372">
                <text:p>5.663597285273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6.1290411880031">
                <text:p>6.1290411880031</text:p>
              </table:table-cell>
              <table:table-cell office:value-type="float" office:value="5.72006167957951">
                <text:p>5.72006167957951</text:p>
              </table:table-cell>
              <table:table-cell office:value-type="float" office:value="5.69315249163957">
                <text:p>5.69315249163957</text:p>
              </table:table-cell>
              <table:table-cell office:value-type="float" office:value="27">
                <text:p>27</text:p>
              </table:table-cell>
              <table:table-cell office:value-type="float" office:value="5.74844852555359">
                <text:p>5.748448525553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6.18969800670281">
                <text:p>6.18969800670281</text:p>
              </table:table-cell>
              <table:table-cell office:value-type="float" office:value="5.81009333322086">
                <text:p>5.81009333322086</text:p>
              </table:table-cell>
              <table:table-cell office:value-type="float" office:value="5.75989210931693">
                <text:p>5.75989210931693</text:p>
              </table:table-cell>
              <table:table-cell office:value-type="float" office:value="28">
                <text:p>28</text:p>
              </table:table-cell>
              <table:table-cell office:value-type="float" office:value="6.54269213160863">
                <text:p>6.542692131608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7.05098687990043">
                <text:p>7.05098687990043</text:p>
              </table:table-cell>
              <table:table-cell office:value-type="float" office:value="6.64848042560976">
                <text:p>6.64848042560976</text:p>
              </table:table-cell>
              <table:table-cell office:value-type="float" office:value="6.54737442872919">
                <text:p>6.54737442872919</text:p>
              </table:table-cell>
              <table:table-cell office:value-type="float" office:value="29">
                <text:p>29</text:p>
              </table:table-cell>
              <table:table-cell office:value-type="float" office:value="6.26879904076173">
                <text:p>6.268799040761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6.8092783083924">
                <text:p>6.8092783083924</text:p>
              </table:table-cell>
              <table:table-cell office:value-type="float" office:value="6.41689402137335">
                <text:p>6.41689402137335</text:p>
              </table:table-cell>
              <table:table-cell office:value-type="float" office:value="6.28653685394357">
                <text:p>6.28653685394357</text:p>
              </table:table-cell>
              <table:table-cell office:value-type="float" office:value="30">
                <text:p>30</text:p>
              </table:table-cell>
              <table:table-cell office:value-type="float" office:value="7.87447801978052">
                <text:p>7.874478019780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8.40854472460081">
                <text:p>8.40854472460081</text:p>
              </table:table-cell>
              <table:table-cell office:value-type="float" office:value="8.00041204113931">
                <text:p>8.00041204113931</text:p>
              </table:table-cell>
              <table:table-cell office:value-type="float" office:value="7.88248349148693">
                <text:p>7.88248349148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8151250383644">
                <text:p>0.778151250383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1029995663981">
                <text:p>0.301029995663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6275783168157">
                <text:p>1.66275783168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7875360095283">
                <text:p>1.2787536009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6342799356294">
                <text:p>1.7634279935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41497334797082">
                <text:p>1.41497334797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9446622616159">
                <text:p>2.2944662261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9209460269048">
                <text:p>1.8920946026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4254142829838">
                <text:p>3.24254142829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87157293554588">
                <text:p>2.8715729355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0182693039714">
                <text:p>3.70182693039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3086299204649">
                <text:p>3.73086299204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44222884056872">
                <text:p>4.44222884056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132520521964">
                <text:p>3.213252052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549987968583">
                <text:p>5.1549987968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04813092702897">
                <text:p>4.0481309270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18543080481354">
                <text:p>6.1854308048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38978606231694">
                <text:p>4.3897860623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7133492148722">
                <text:p>5.57133492148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7430940855805">
                <text:p>4.7430940855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6359728527372">
                <text:p>5.66359728527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4844852555359">
                <text:p>5.74844852555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54269213160863">
                <text:p>6.54269213160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26879904076173">
                <text:p>6.2687990407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87447801978052">
                <text:p>7.87447801978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